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line-height="150%"/>
      <style:text-properties style:font-name="Ubuntu" fo:font-size="14pt" officeooo:rsid="001fc202" officeooo:paragraph-rsid="001fc202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ela de login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08:22:34.140549984</meta:creation-date>
    <dc:date>2022-10-06T08:23:18.335367459</dc:date>
    <meta:editing-duration>PT46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7.3.6.2$Linux_X86_64 LibreOffice_project/30$Build-2</meta:generator>
  </office:meta>
</office:document-meta>
</file>